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svg:font-family="'FiraCode Nerd Font', 'Droid Sans Mono', monospace,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rinda" svg:font-family="Vrinda"/>
    <style:font-face style:name="Vrinda1" svg:font-family="Vrinda" style:font-family-generic="system" style:font-pitch="variable"/>
  </office:font-face-decls>
  <office:automatic-styles>
    <style:style style:name="P1" style:family="paragraph" style:parent-style-name="Standard">
      <style:text-properties officeooo:rsid="001880c1" officeooo:paragraph-rsid="001880c1"/>
    </style:style>
    <style:style style:name="P2" style:family="paragraph" style:parent-style-name="Standard">
      <style:text-properties fo:font-weight="normal" officeooo:rsid="00205a62" officeooo:paragraph-rsid="00205a62" fo:background-color="transparent" style:font-weight-asian="normal" style:font-weight-complex="normal"/>
    </style:style>
    <style:style style:name="P3" style:family="paragraph" style:parent-style-name="Standard">
      <style:paragraph-properties style:line-height-at-least="0.198in"/>
      <style:text-properties fo:color="#abb2bf" loext:opacity="100%" style:font-name="FiraCode Nerd Font" fo:font-size="10.5pt" fo:font-weight="normal" fo:background-color="transparent"/>
    </style:style>
    <style:style style:name="P4" style:family="paragraph" style:parent-style-name="Standard">
      <style:text-properties officeooo:paragraph-rsid="001880c1"/>
    </style:style>
    <style:style style:name="P5" style:family="paragraph" style:parent-style-name="Standard">
      <style:text-properties fo:font-weight="bold" officeooo:rsid="0017db1e" officeooo:paragraph-rsid="0017db1e" style:font-weight-asian="bold" style:font-weight-complex="bold"/>
    </style:style>
    <style:style style:name="P6" style:family="paragraph" style:parent-style-name="Standard">
      <style:text-properties fo:font-weight="bold" officeooo:rsid="001c11ae" officeooo:paragraph-rsid="001c11ae" fo:background-color="transparent" style:font-weight-asian="bold" style:font-weight-complex="bold"/>
    </style:style>
    <style:style style:name="P7" style:family="paragraph" style:parent-style-name="Standard">
      <style:text-properties fo:font-weight="bold" officeooo:rsid="001df0c7" officeooo:paragraph-rsid="001df0c7" fo:background-color="transparent" style:font-weight-asian="bold" style:font-weight-complex="bold"/>
    </style:style>
    <style:style style:name="P8" style:family="paragraph" style:parent-style-name="Standard">
      <style:text-properties fo:font-weight="bold" officeooo:rsid="001eeb4f" officeooo:paragraph-rsid="001eeb4f" fo:background-color="transparent" style:font-weight-asian="bold" style:font-weight-complex="bold"/>
    </style:style>
    <style:style style:name="P9" style:family="paragraph" style:parent-style-name="Standard">
      <style:text-properties fo:font-weight="bold" officeooo:rsid="001f4c30" officeooo:paragraph-rsid="001f4c30" fo:background-color="transparent" style:font-weight-asian="bold" style:font-weight-complex="bold"/>
    </style:style>
    <style:style style:name="P10" style:family="paragraph" style:parent-style-name="Standard">
      <style:text-properties fo:font-weight="bold" officeooo:rsid="00205a62" officeooo:paragraph-rsid="00205a62" fo:background-color="transparent" style:font-weight-asian="bold" style:font-weight-complex="bold"/>
    </style:style>
    <style:style style:name="P11" style:family="paragraph" style:parent-style-name="Standard">
      <style:paragraph-properties style:line-height-at-least="0.198in"/>
      <style:text-properties fo:background-color="transparent"/>
    </style:style>
    <style:style style:name="P12" style:family="paragraph" style:parent-style-name="Standard">
      <style:text-properties officeooo:paragraph-rsid="0018b4ea"/>
    </style:style>
    <style:style style:name="P13" style:family="paragraph" style:parent-style-name="Standard">
      <style:text-properties officeooo:rsid="001aaa47" officeooo:paragraph-rsid="001aaa47"/>
    </style:style>
    <style:style style:name="P14" style:family="paragraph" style:parent-style-name="Standard">
      <style:text-properties officeooo:paragraph-rsid="00194a07"/>
    </style:style>
    <style:style style:name="P15" style:family="paragraph" style:parent-style-name="Standard">
      <style:text-properties officeooo:paragraph-rsid="001c11ae"/>
    </style:style>
    <style:style style:name="P16" style:family="paragraph" style:parent-style-name="Text_20_body" style:list-style-name="L1"/>
    <style:style style:name="P17" style:family="paragraph" style:parent-style-name="Text_20_body" style:list-style-name="L2">
      <style:text-properties officeooo:paragraph-rsid="00205a62"/>
    </style:style>
    <style:style style:name="P18" style:family="paragraph" style:parent-style-name="Text_20_body">
      <style:text-properties fo:font-weight="normal" officeooo:rsid="00205a62" officeooo:paragraph-rsid="00205a62" fo:background-color="transparent" style:font-weight-asian="normal" style:font-weight-complex="normal"/>
    </style:style>
    <style:style style:name="T1" style:family="text">
      <style:text-properties officeooo:rsid="001880c1"/>
    </style:style>
    <style:style style:name="T2" style:family="text">
      <style:text-properties fo:color="#c678dd" loext:opacity="100%"/>
    </style:style>
    <style:style style:name="T3" style:family="text">
      <style:text-properties fo:color="#c678dd" loext:opacity="100%" style:font-name="FiraCode Nerd Font" fo:font-size="10.5pt" fo:font-weight="normal" officeooo:rsid="001880c1" fo:background-color="transparent" loext:char-shading-value="0"/>
    </style:style>
    <style:style style:name="T4" style:family="text">
      <style:text-properties fo:color="#c678dd" loext:opacity="100%" style:font-name="FiraCode Nerd Font" fo:font-size="10.5pt" fo:font-weight="normal" fo:background-color="transparent" loext:char-shading-value="0"/>
    </style:style>
    <style:style style:name="T5" style:family="text">
      <style:text-properties fo:color="#e06c75" loext:opacity="100%"/>
    </style:style>
    <style:style style:name="T6" style:family="text">
      <style:text-properties fo:color="#e06c75" loext:opacity="100%" style:font-name="FiraCode Nerd Font" fo:font-size="10.5pt" fo:font-weight="normal" officeooo:rsid="001880c1" fo:background-color="transparent" loext:char-shading-value="0"/>
    </style:style>
    <style:style style:name="T7" style:family="text">
      <style:text-properties fo:color="#e06c75" loext:opacity="100%" style:font-name="FiraCode Nerd Font" fo:font-size="10.5pt" fo:font-weight="normal" fo:background-color="transparent" loext:char-shading-value="0"/>
    </style:style>
    <style:style style:name="T8" style:family="text">
      <style:text-properties fo:color="#e5c07b" loext:opacity="100%"/>
    </style:style>
    <style:style style:name="T9" style:family="text">
      <style:text-properties fo:color="#e5c07b" loext:opacity="100%" style:font-name="FiraCode Nerd Font" fo:font-size="10.5pt" fo:font-weight="normal" officeooo:rsid="001880c1" fo:background-color="transparent" loext:char-shading-value="0"/>
    </style:style>
    <style:style style:name="T10" style:family="text">
      <style:text-properties fo:color="#e5c07b" loext:opacity="100%" style:font-name="FiraCode Nerd Font" fo:font-size="10.5pt" fo:font-weight="normal" fo:background-color="transparent" loext:char-shading-value="0"/>
    </style:style>
    <style:style style:name="T11" style:family="text">
      <style:text-properties fo:color="#abb2bf" loext:opacity="100%" style:font-name="FiraCode Nerd Font" fo:font-size="10.5pt" fo:font-weight="normal"/>
    </style:style>
    <style:style style:name="T12" style:family="text">
      <style:text-properties fo:color="#abb2bf" loext:opacity="100%" style:font-name="FiraCode Nerd Font" fo:font-size="10.5pt" fo:font-weight="normal" officeooo:rsid="001880c1" fo:background-color="transparent" loext:char-shading-value="0"/>
    </style:style>
    <style:style style:name="T13" style:family="text">
      <style:text-properties fo:color="#abb2bf" loext:opacity="100%" style:font-name="FiraCode Nerd Font" fo:font-size="10.5pt" fo:font-weight="normal" fo:background-color="transparent" loext:char-shading-value="0"/>
    </style:style>
    <style:style style:name="T14" style:family="text">
      <style:text-properties fo:font-weight="bold" style:font-weight-asian="bold" style:font-weight-complex="bold"/>
    </style:style>
    <style:style style:name="T15" style:family="text">
      <style:text-properties fo:font-weight="bold" officeooo:rsid="0018b4ea" style:font-weight-asian="bold" style:font-weight-complex="bold"/>
    </style:style>
    <style:style style:name="T16" style:family="text">
      <style:text-properties fo:color="#61afef" loext:opacity="100%"/>
    </style:style>
    <style:style style:name="T17" style:family="text">
      <style:text-properties fo:color="#61afef" loext:opacity="100%" fo:font-weight="bold"/>
    </style:style>
    <style:style style:name="T18" style:family="text">
      <style:text-properties fo:color="#56b6c2" loext:opacity="100%"/>
    </style:style>
    <style:style style:name="T19" style:family="text">
      <style:text-properties fo:color="#d19a66" loext:opacity="100%"/>
    </style:style>
    <style:style style:name="T20" style:family="text">
      <style:text-properties fo:color="#98c379" loext:opacity="100%"/>
    </style:style>
    <style:style style:name="T21" style:family="text">
      <style:text-properties officeooo:rsid="0018b4ea"/>
    </style:style>
    <style:style style:name="T22" style:family="text">
      <style:text-properties officeooo:rsid="00194a07" fo:background-color="transparent" loext:char-shading-value="0"/>
    </style:style>
    <style:style style:name="T23" style:family="text">
      <style:text-properties officeooo:rsid="00205a62" fo:background-color="transparent" loext:char-shading-value="0"/>
    </style:style>
    <style:style style:name="T24" style:family="text">
      <style:text-properties officeooo:rsid="00194a07"/>
    </style:style>
    <style:style style:name="T25" style:family="text">
      <style:text-properties officeooo:rsid="001c11ae"/>
    </style:style>
    <style:style style:name="T26" style:family="text">
      <style:text-properties fo:font-weight="normal" style:font-weight-asian="normal" style:font-weight-complex="normal"/>
    </style:style>
    <style:style style:name="T27" style:family="text">
      <style:text-properties fo:font-weight="normal" officeooo:rsid="001df0c7" style:font-weight-asian="normal" style:font-weight-complex="normal"/>
    </style:style>
    <style:style style:name="T28" style:family="text">
      <style:text-properties fo:font-weight="normal" officeooo:rsid="001eeb4f" style:font-weight-asian="normal" style:font-weight-complex="normal"/>
    </style:style>
    <style:style style:name="T29" style:family="text">
      <style:text-properties fo:font-weight="normal" officeooo:rsid="00205a62" style:font-weight-asian="normal" style:font-weight-complex="normal"/>
    </style:style>
    <style:style style:name="T30" style:family="text">
      <style:text-properties fo:font-weight="normal" officeooo:rsid="0022291e" style:font-weight-asian="normal" style:font-weight-complex="normal"/>
    </style:style>
    <style:style style:name="T31" style:family="text">
      <style:text-properties fo:font-weight="normal" officeooo:rsid="00205a62" fo:background-color="transparent" loext:char-shading-value="0" style:font-weight-asian="normal" style:font-weight-complex="normal"/>
    </style:style>
    <style:style style:name="T32" style:family="text">
      <style:text-properties officeooo:rsid="00205a62"/>
    </style:style>
    <style:style style:name="T33" style:family="text">
      <style:text-properties officeooo:rsid="0022291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A] Output of a java program</text:p>
      <text:p text:style-name="P4">(<text:span text:style-name="T1">i</text:span>)<text:span text:style-name="T3"> class</text:span><text:span text:style-name="T6"> </text:span><text:span text:style-name="T9">Dog</text:span><text:span text:style-name="T12">{</text:span></text:p>
      <text:p text:style-name="P3"><text:span text:style-name="T2">public</text:span><text:span text:style-name="T16"> </text:span><text:span text:style-name="T2">static</text:span><text:span text:style-name="T16"> </text:span><text:span text:style-name="T2">void</text:span><text:span text:style-name="T16"> </text:span><text:span text:style-name="T17">main</text:span>(<text:span text:style-name="T8">String</text:span>[] <text:span text:style-name="T5">args</text:span>)<text:span text:style-name="T16"> </text:span>{</text:p>
      <text:p text:style-name="P3"><text:span text:style-name="T8">Dog</text:span> <text:span text:style-name="T5">d</text:span> <text:span text:style-name="T18">=</text:span> <text:span text:style-name="T19">null</text:span>;</text:p>
      <text:p text:style-name="P3"><text:span text:style-name="T8">System</text:span>.<text:span text:style-name="T5">out</text:span>.<text:span text:style-name="T17">println</text:span>(<text:span text:style-name="T5">d</text:span> <text:span text:style-name="T2">instanceof</text:span> <text:span text:style-name="T8">Dog</text:span>);</text:p>
      <text:p text:style-name="P3">}</text:p>
      <text:p text:style-name="P3">}</text:p>
      <text:p text:style-name="P1"><text:span text:style-name="T14">Ans:</text:span> false</text:p>
      <text:p text:style-name="P4"/>
      <text:p text:style-name="P4"><text:span text:style-name="T1">(ii) </text:span><text:span text:style-name="T4">class</text:span><text:span text:style-name="T7"> </text:span><text:span text:style-name="T10">A</text:span><text:span text:style-name="T7"> </text:span><text:span text:style-name="T13">{</text:span></text:p>
      <text:p text:style-name="P3"><text:span text:style-name="T2">protected</text:span><text:span text:style-name="T16"> </text:span><text:span text:style-name="T2">void</text:span><text:span text:style-name="T16"> </text:span><text:span text:style-name="T17">msg</text:span>()<text:span text:style-name="T16"> </text:span>{</text:p>
      <text:p text:style-name="P3"><text:span text:style-name="T8">System</text:span>.<text:span text:style-name="T5">out</text:span>.<text:span text:style-name="T17">println</text:span>(<text:span text:style-name="T20">"Hello java"</text:span>);</text:p>
      <text:p text:style-name="P3">}</text:p>
      <text:p text:style-name="P3">}</text:p>
      <text:p text:style-name="P11"/>
      <text:p text:style-name="P3"><text:span text:style-name="T2">public</text:span><text:span text:style-name="T5"> </text:span><text:span text:style-name="T2">class</text:span><text:span text:style-name="T5"> </text:span><text:span text:style-name="T8">Simple</text:span><text:span text:style-name="T5"> </text:span><text:span text:style-name="T2">extends</text:span><text:span text:style-name="T5"> </text:span><text:span text:style-name="T8">A</text:span><text:span text:style-name="T5"> </text:span>{</text:p>
      <text:p text:style-name="P3"><text:span text:style-name="T2">void</text:span><text:span text:style-name="T16"> </text:span><text:span text:style-name="T17">msg</text:span>()<text:span text:style-name="T16"> </text:span>{</text:p>
      <text:p text:style-name="P3"><text:span text:style-name="T8">System</text:span>.<text:span text:style-name="T5">out</text:span>.<text:span text:style-name="T17">println</text:span>(<text:span text:style-name="T20">"Hello java"</text:span>);</text:p>
      <text:p text:style-name="P3">}</text:p>
      <text:p text:style-name="P11"/>
      <text:p text:style-name="P3"><text:span text:style-name="T2">public</text:span><text:span text:style-name="T16"> </text:span><text:span text:style-name="T2">static</text:span><text:span text:style-name="T16"> </text:span><text:span text:style-name="T2">void</text:span><text:span text:style-name="T16"> </text:span><text:span text:style-name="T17">main</text:span>(<text:span text:style-name="T8">String</text:span>[] <text:span text:style-name="T5">args</text:span>)<text:span text:style-name="T16"> </text:span>{</text:p>
      <text:p text:style-name="P3"><text:span text:style-name="T8">Simple</text:span> <text:span text:style-name="T5">obj</text:span> <text:span text:style-name="T18">=</text:span> <text:span text:style-name="T2">new</text:span> <text:span text:style-name="T17">Simple</text:span>();</text:p>
      <text:p text:style-name="P3"><text:span text:style-name="T5">obj</text:span>.<text:span text:style-name="T17">msg</text:span>();</text:p>
      <text:p text:style-name="P3">}</text:p>
      <text:p text:style-name="P3">}</text:p>
      <text:p text:style-name="P12"><text:span text:style-name="T15">Ans:</text:span><text:span text:style-name="T21"> Compiler error! But it’ll print “Hello java” if protected is removed from the method msg of class A.</text:span></text:p>
      <text:p text:style-name="P12"/>
      <text:p text:style-name="P14"><text:span text:style-name="T24">(i</text:span><text:span text:style-name="T22">ii) </text:span><text:span text:style-name="T4">public</text:span><text:span text:style-name="T7"> </text:span><text:span text:style-name="T4">class</text:span><text:span text:style-name="T7"> </text:span><text:span text:style-name="T10">Sample</text:span><text:span text:style-name="T7"> </text:span><text:span text:style-name="T13">{</text:span></text:p>
      <text:p text:style-name="P3"><text:span text:style-name="T2">public</text:span><text:span text:style-name="T16"> </text:span><text:span text:style-name="T2">static</text:span><text:span text:style-name="T16"> </text:span><text:span text:style-name="T2">void</text:span><text:span text:style-name="T16"> </text:span><text:span text:style-name="T17">main</text:span>(<text:span text:style-name="T8">String</text:span>[] <text:span text:style-name="T5">args</text:span>)<text:span text:style-name="T16"> </text:span>{</text:p>
      <text:p text:style-name="P3"><text:span text:style-name="T2">try</text:span> {</text:p>
      <text:p text:style-name="P3"><text:span text:style-name="T2">int</text:span> <text:span text:style-name="T5">data</text:span> <text:span text:style-name="T18">=</text:span> <text:span text:style-name="T19">100</text:span> <text:span text:style-name="T18">/</text:span> <text:span text:style-name="T19">0</text:span>;</text:p>
      <text:p text:style-name="P3">}</text:p>
      <text:p text:style-name="P3"><text:span text:style-name="T2">catch</text:span> (<text:span text:style-name="T8">ArithmeticException</text:span> <text:span text:style-name="T5">e</text:span>)</text:p>
      <text:p text:style-name="P3">{</text:p>
      <text:p text:style-name="P3"><text:span text:style-name="T8">System</text:span>.<text:span text:style-name="T5">out</text:span>.<text:span text:style-name="T17">println</text:span>(<text:span text:style-name="T5">e</text:span>);</text:p>
      <text:p text:style-name="P3">}</text:p>
      <text:p text:style-name="P3"><text:span text:style-name="T8">System</text:span>.<text:span text:style-name="T5">out</text:span>.<text:span text:style-name="T17">println</text:span>(<text:span text:style-name="T20">"rest of the code..."</text:span>);</text:p>
      <text:p text:style-name="P3">}</text:p>
      <text:p text:style-name="P11"><text:span text:style-name="T11">}</text:span></text:p>
      <text:p text:style-name="P13"><text:span text:style-name="T14">Ans:</text:span> java.lang.ArithmeticException: / by zero</text:p>
      <text:p text:style-name="P13">rest of the code…</text:p>
      <text:p text:style-name="P13"/>
      <text:p text:style-name="P15"><text:span text:style-name="T25">(iv) </text:span><text:span text:style-name="T4">class</text:span><text:span text:style-name="T7"> </text:span><text:span text:style-name="T10">Animal</text:span><text:span text:style-name="T7"> </text:span><text:span text:style-name="T13">{</text:span></text:p>
      <text:p text:style-name="P3"><text:span text:style-name="T2">void</text:span><text:span text:style-name="T16"> </text:span><text:span text:style-name="T17">eat</text:span>()</text:p>
      <text:p text:style-name="P3">{</text:p>
      <text:p text:style-name="P3"><text:span text:style-name="T8">System</text:span>.<text:span text:style-name="T5">out</text:span>.<text:span text:style-name="T17">println</text:span>(<text:span text:style-name="T20">"eating..."</text:span>);</text:p>
      <text:p text:style-name="P3"><text:soft-page-break/>}</text:p>
      <text:p text:style-name="P3">}</text:p>
      <text:p text:style-name="P3"><text:span text:style-name="T2">class</text:span><text:span text:style-name="T5"> </text:span><text:span text:style-name="T8">Dog</text:span><text:span text:style-name="T5"> </text:span><text:span text:style-name="T2">extends</text:span><text:span text:style-name="T5"> </text:span><text:span text:style-name="T8">Animal</text:span><text:span text:style-name="T5"> </text:span>{</text:p>
      <text:p text:style-name="P3"><text:span text:style-name="T2">void</text:span><text:span text:style-name="T16"> </text:span><text:span text:style-name="T17">bark</text:span>()</text:p>
      <text:p text:style-name="P3">{</text:p>
      <text:p text:style-name="P3"><text:span text:style-name="T8">System</text:span>.<text:span text:style-name="T5">out</text:span>.<text:span text:style-name="T17">println</text:span>(<text:span text:style-name="T20">"barking..."</text:span>);</text:p>
      <text:p text:style-name="P3">}</text:p>
      <text:p text:style-name="P3">}</text:p>
      <text:p text:style-name="P3"><text:span text:style-name="T2">class</text:span><text:span text:style-name="T5"> </text:span><text:span text:style-name="T8">Cat</text:span><text:span text:style-name="T5"> </text:span><text:span text:style-name="T2">extends</text:span><text:span text:style-name="T5"> </text:span><text:span text:style-name="T8">Animal</text:span><text:span text:style-name="T5"> </text:span>{</text:p>
      <text:p text:style-name="P3"><text:span text:style-name="T2">void</text:span><text:span text:style-name="T16"> </text:span><text:span text:style-name="T17">meow</text:span>()</text:p>
      <text:p text:style-name="P3">{</text:p>
      <text:p text:style-name="P3"><text:span text:style-name="T8">System</text:span>.<text:span text:style-name="T5">out</text:span>.<text:span text:style-name="T17">println</text:span>(<text:span text:style-name="T20">"meowing..."</text:span>);</text:p>
      <text:p text:style-name="P3">}</text:p>
      <text:p text:style-name="P3">}</text:p>
      <text:p text:style-name="P3"><text:span text:style-name="T2">public</text:span><text:span text:style-name="T5"> </text:span><text:span text:style-name="T2">class</text:span><text:span text:style-name="T5"> </text:span><text:span text:style-name="T8">TestInheritance3</text:span><text:span text:style-name="T5"> </text:span>{</text:p>
      <text:p text:style-name="P3"><text:span text:style-name="T2">public</text:span><text:span text:style-name="T16"> </text:span><text:span text:style-name="T2">static</text:span><text:span text:style-name="T16"> </text:span><text:span text:style-name="T2">void</text:span><text:span text:style-name="T16"> </text:span><text:span text:style-name="T17">main</text:span>(<text:span text:style-name="T8">String</text:span>[] <text:span text:style-name="T5">args</text:span>)<text:span text:style-name="T16"> </text:span>{</text:p>
      <text:p text:style-name="P3"><text:span text:style-name="T8">Cat</text:span> <text:span text:style-name="T5">c</text:span> <text:span text:style-name="T18">=</text:span> <text:span text:style-name="T2">new</text:span> <text:span text:style-name="T17">Cat</text:span>();</text:p>
      <text:p text:style-name="P3"><text:span text:style-name="T5">c</text:span>.<text:span text:style-name="T17">meow</text:span>();</text:p>
      <text:p text:style-name="P3"><text:span text:style-name="T5">c</text:span>.<text:span text:style-name="T17">eat</text:span>();</text:p>
      <text:p text:style-name="P3"><text:span text:style-name="T5">c</text:span>.<text:span text:style-name="T17">bark</text:span>();</text:p>
      <text:p text:style-name="P3">}</text:p>
      <text:p text:style-name="P3">}</text:p>
      <text:p text:style-name="P6">Ans: <text:span text:style-name="T26">Compiler error (bark method not available).</text:span></text:p>
      <text:p text:style-name="P6"><text:span text:style-name="T26">Without c.bark() it will print meowing… and eating…</text:span></text:p>
      <text:p text:style-name="P6"><text:span text:style-name="T26"/></text:p>
      <text:p text:style-name="P6">6[B] How to access package from another package?</text:p>
      <text:p text:style-name="P6">Ans: <text:span text:style-name="T27">In java to access package from another one, we use the import command. For example,</text:span></text:p>
      <text:p text:style-name="P7"><text:span text:style-name="T26"><text:tab/>import packagename.</text:span><text:span text:style-name="T28">classname;</text:span></text:p>
      <text:p text:style-name="P7"><text:span text:style-name="T28"/></text:p>
      <text:p text:style-name="P8">6[C] What is the purpose of join method?</text:p>
      <text:p text:style-name="P9">Ans: <text:span text:style-name="T26">join method is used when one thread waits for an another thread to finish it’s job. For example, if we want to finish the process of ThreadB and then continue, we can use,</text:span></text:p>
      <text:p text:style-name="P9"><text:span text:style-name="T26"><text:tab/>ThreadB.join();</text:span></text:p>
      <text:p text:style-name="P9"><text:span text:style-name="T29"/></text:p>
      <text:p text:style-name="P9"><text:span text:style-name="T32">6[D] How to perform two tasks by two threads?</text:span></text:p>
      <text:p text:style-name="P10">Ans: <text:span text:style-name="T26">To perform two task, we can two separate threads and assign each of them two different task and start them. In this way those two will start working simultaneously.<text:tab/></text:span></text:p>
      <text:p text:style-name="P10"><text:span text:style-name="T26"/></text:p>
      <text:p text:style-name="P10"><text:span text:style-name="T33">6[E] </text:span>What is the Thread Scheduler and what is the difference between preemptive scheduling and time</text:p>
      <text:p text:style-name="P10">slicing?</text:p>
      <text:p text:style-name="P10"><text:span text:style-name="T26">A component of Java that decides which thread to run or execute and which thread to wait is called a </text:span><text:span text:style-name="Strong_20_Emphasis">thread scheduler in Java</text:span><text:span text:style-name="T26">. In Java, a thread is only chosen by a thread scheduler if it is in the runnable state. However, if there is more than one thread in the runnable state, it is up to the thread scheduler to pick one of the threads and ignore the other ones.</text:span></text:p>
      <text:p text:style-name="P10"><text:span text:style-name="T26"/></text:p>
      <text:list text:style-name="L2">
        <text:list-item>
          <text:p text:style-name="P17"><text:span text:style-name="Strong_20_Emphasis"><text:span text:style-name="T23">Preemptive scheduling</text:span></text:span><text:span text:style-name="T31"> allows the scheduler to take a running thread away from the CPU and give it to another thread, even if the first thread has not finished its execution. This is done </text:span><text:soft-page-break/><text:span text:style-name="T31">based on the priority of the threads. A thread with a higher priority will preempt a thread with a lower priority. </text:span></text:p>
        </text:list-item>
      </text:list>
      <text:list text:style-name="L1">
        <text:list-item>
          <text:p text:style-name="P16"><text:span text:style-name="Strong_20_Emphasis">Time slicing</text:span> is a type of preemptive scheduling where each thread is given a certain amount of time to run on the CPU. After the time slice expires, the thread is preempted and another thread is given a chance to run. This process continues until all of the threads have had a chance to run. </text:p>
        </text:list-item>
      </text:list>
      <text:p text:style-name="P18">The main difference between preemptive scheduling and time slicing is that in preemptive scheduling, the scheduler can preempt a running thread at any time, while in time slicing, the thread is only preempted after its time slice expire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svg:font-family="'FiraCode Nerd Font', 'Droid Sans Mono', monospace,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rinda" svg:font-family="Vrinda"/>
    <style:font-face style:name="Vrinda1"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15:36:45.838747068</meta:creation-date>
    <meta:generator>LibreOffice/7.5.5.2$Linux_X86_64 LibreOffice_project/50$Build-2</meta:generator>
    <dc:date>2023-09-01T16:33:28.089306849</dc:date>
    <meta:editing-duration>PT9M19S</meta:editing-duration>
    <meta:editing-cycles>2</meta:editing-cycles>
    <meta:document-statistic meta:table-count="0" meta:image-count="0" meta:object-count="0" meta:page-count="3" meta:paragraph-count="79" meta:word-count="538" meta:character-count="3074" meta:non-whitespace-character-count="2612"/>
  </office:meta>
</office:document-meta>
</file>